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10" table:default-cell-style-name="Default"/>
        <table:table-row table:style-name="ro1">
          <table:table-cell office:value-type="string" calcext:value-type="string">
            <text:p>LCC1.ET.r1</text:p>
          </table:table-cell>
          <table:table-cell table:formula="of:=[.A1]" office:value-type="string" office:string-value="LCC1.ET.r1" calcext:value-type="string">
            <text:p>LCC1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.r2</text:p>
          </table:table-cell>
          <table:table-cell table:formula="of:=[.B1]&amp;&quot;,&quot;&amp;[.A2]" office:value-type="string" office:string-value="LCC1.ET.r1,LCC1.ET.r2" calcext:value-type="string">
            <text:p>LCC1.ET.r1,LCC1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ET.r3</text:p>
          </table:table-cell>
          <table:table-cell table:formula="of:=[.B2]&amp;&quot;,&quot;&amp;[.A3]" office:value-type="string" office:string-value="LCC1.ET.r1,LCC1.ET.r2,LCC1.ET.r3" calcext:value-type="string">
            <text:p>LCC1.ET.r1,LCC1.ET.r2,LCC1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1</text:p>
          </table:table-cell>
          <table:table-cell table:formula="of:=[.B3]&amp;&quot;,&quot;&amp;[.A4]" office:value-type="string" office:string-value="LCC1.ET.r1,LCC1.ET.r2,LCC1.ET.r3,LCC1.nE.r1" calcext:value-type="string">
            <text:p>LCC1.ET.r1,LCC1.ET.r2,LCC1.ET.r3,LCC1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2</text:p>
          </table:table-cell>
          <table:table-cell table:formula="of:=[.B4]&amp;&quot;,&quot;&amp;[.A5]" office:value-type="string" office:string-value="LCC1.ET.r1,LCC1.ET.r2,LCC1.ET.r3,LCC1.nE.r1,LCC1.nE.r2" calcext:value-type="string">
            <text:p>LCC1.ET.r1,LCC1.ET.r2,LCC1.ET.r3,LCC1.nE.r1,LCC1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nE.r3</text:p>
          </table:table-cell>
          <table:table-cell table:formula="of:=[.B5]&amp;&quot;,&quot;&amp;[.A6]" office:value-type="string" office:string-value="LCC1.ET.r1,LCC1.ET.r2,LCC1.ET.r3,LCC1.nE.r1,LCC1.nE.r2,LCC1.nE.r3" calcext:value-type="string">
            <text:p>LCC1.ET.r1,LCC1.ET.r2,LCC1.ET.r3,LCC1.nE.r1,LCC1.nE.r2,LCC1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1</text:p>
          </table:table-cell>
          <table:table-cell table:formula="of:=[.B6]&amp;&quot;,&quot;&amp;[.A7]" office:value-type="string" office:string-value="LCC1.ET.r1,LCC1.ET.r2,LCC1.ET.r3,LCC1.nE.r1,LCC1.nE.r2,LCC1.nE.r3,LCC1.wE.r1" calcext:value-type="string">
            <text:p>LCC1.ET.r1,LCC1.ET.r2,LCC1.ET.r3,LCC1.nE.r1,LCC1.nE.r2,LCC1.nE.r3,LCC1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2</text:p>
          </table:table-cell>
          <table:table-cell table:formula="of:=[.B7]&amp;&quot;,&quot;&amp;[.A8]" office:value-type="string" office:string-value="LCC1.ET.r1,LCC1.ET.r2,LCC1.ET.r3,LCC1.nE.r1,LCC1.nE.r2,LCC1.nE.r3,LCC1.wE.r1,LCC1.wE.r2" calcext:value-type="string">
            <text:p>LCC1.ET.r1,LCC1.ET.r2,LCC1.ET.r3,LCC1.nE.r1,LCC1.nE.r2,LCC1.nE.r3,LCC1.wE.r1,LCC1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1.wE.r3</text:p>
          </table:table-cell>
          <table:table-cell table:formula="of:=[.B8]&amp;&quot;,&quot;&amp;[.A9]" office:value-type="string" office:string-value="LCC1.ET.r1,LCC1.ET.r2,LCC1.ET.r3,LCC1.nE.r1,LCC1.nE.r2,LCC1.nE.r3,LCC1.wE.r1,LCC1.wE.r2,LCC1.wE.r3" calcext:value-type="string">
            <text:p>LCC1.ET.r1,LCC1.ET.r2,LCC1.ET.r3,LCC1.nE.r1,LCC1.nE.r2,LCC1.nE.r3,LCC1.wE.r1,LCC1.wE.r2,LCC1.w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1</text:p>
          </table:table-cell>
          <table:table-cell table:formula="of:=[.B9]&amp;&quot;,&quot;&amp;[.A10]" office:value-type="string" office:string-value="LCC1.ET.r1,LCC1.ET.r2,LCC1.ET.r3,LCC1.nE.r1,LCC1.nE.r2,LCC1.nE.r3,LCC1.wE.r1,LCC1.wE.r2,LCC1.wE.r3,LCC9.ET.r1" calcext:value-type="string">
            <text:p>LCC1.ET.r1,LCC1.ET.r2,LCC1.ET.r3,LCC1.nE.r1,LCC1.nE.r2,LCC1.nE.r3,LCC1.wE.r1,LCC1.wE.r2,LCC1.wE.r3,LCC9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2</text:p>
          </table:table-cell>
          <table:table-cell table:formula="of:=[.B10]&amp;&quot;,&quot;&amp;[.A11]" office:value-type="string" office:string-value="LCC1.ET.r1,LCC1.ET.r2,LCC1.ET.r3,LCC1.nE.r1,LCC1.nE.r2,LCC1.nE.r3,LCC1.wE.r1,LCC1.wE.r2,LCC1.wE.r3,LCC9.ET.r1,LCC9.ET.r2" calcext:value-type="string">
            <text:p>LCC1.ET.r1,LCC1.ET.r2,LCC1.ET.r3,LCC1.nE.r1,LCC1.nE.r2,LCC1.nE.r3,LCC1.wE.r1,LCC1.wE.r2,LCC1.wE.r3,LCC9.ET.r1,LCC9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ET.r3</text:p>
          </table:table-cell>
          <table:table-cell table:formula="of:=[.B11]&amp;&quot;,&quot;&amp;[.A12]" office:value-type="string" office:string-value="LCC1.ET.r1,LCC1.ET.r2,LCC1.ET.r3,LCC1.nE.r1,LCC1.nE.r2,LCC1.nE.r3,LCC1.wE.r1,LCC1.wE.r2,LCC1.wE.r3,LCC9.ET.r1,LCC9.ET.r2,LCC9.ET.r3" calcext:value-type="string">
            <text:p>LCC1.ET.r1,LCC1.ET.r2,LCC1.ET.r3,LCC1.nE.r1,LCC1.nE.r2,LCC1.nE.r3,LCC1.wE.r1,LCC1.wE.r2,LCC1.wE.r3,LCC9.ET.r1,LCC9.ET.r2,LCC9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1</text:p>
          </table:table-cell>
          <table:table-cell table:formula="of:=[.B12]&amp;&quot;,&quot;&amp;[.A13]" office:value-type="string" office:string-value="LCC1.ET.r1,LCC1.ET.r2,LCC1.ET.r3,LCC1.nE.r1,LCC1.nE.r2,LCC1.nE.r3,LCC1.wE.r1,LCC1.wE.r2,LCC1.wE.r3,LCC9.ET.r1,LCC9.ET.r2,LCC9.ET.r3,LCC9.nE.r1" calcext:value-type="string">
            <text:p>LCC1.ET.r1,LCC1.ET.r2,LCC1.ET.r3,LCC1.nE.r1,LCC1.nE.r2,LCC1.nE.r3,LCC1.wE.r1,LCC1.wE.r2,LCC1.wE.r3,LCC9.ET.r1,LCC9.ET.r2,LCC9.ET.r3,LCC9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2</text:p>
          </table:table-cell>
          <table:table-cell table:formula="of:=[.B13]&amp;&quot;,&quot;&amp;[.A14]" office:value-type="string" office:string-value="LCC1.ET.r1,LCC1.ET.r2,LCC1.ET.r3,LCC1.nE.r1,LCC1.nE.r2,LCC1.nE.r3,LCC1.wE.r1,LCC1.wE.r2,LCC1.wE.r3,LCC9.ET.r1,LCC9.ET.r2,LCC9.ET.r3,LCC9.nE.r1,LCC9.nE.r2" calcext:value-type="string">
            <text:p>LCC1.ET.r1,LCC1.ET.r2,LCC1.ET.r3,LCC1.nE.r1,LCC1.nE.r2,LCC1.nE.r3,LCC1.wE.r1,LCC1.wE.r2,LCC1.wE.r3,LCC9.ET.r1,LCC9.ET.r2,LCC9.ET.r3,LCC9.nE.r1,LCC9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nE.r3</text:p>
          </table:table-cell>
          <table:table-cell table:formula="of:=[.B14]&amp;&quot;,&quot;&amp;[.A15]" office:value-type="string" office:string-value="LCC1.ET.r1,LCC1.ET.r2,LCC1.ET.r3,LCC1.nE.r1,LCC1.nE.r2,LCC1.nE.r3,LCC1.wE.r1,LCC1.wE.r2,LCC1.wE.r3,LCC9.ET.r1,LCC9.ET.r2,LCC9.ET.r3,LCC9.nE.r1,LCC9.nE.r2,LCC9.nE.r3" calcext:value-type="string">
            <text:p>LCC1.ET.r1,LCC1.ET.r2,LCC1.ET.r3,LCC1.nE.r1,LCC1.nE.r2,LCC1.nE.r3,LCC1.wE.r1,LCC1.wE.r2,LCC1.wE.r3,LCC9.ET.r1,LCC9.ET.r2,LCC9.ET.r3,LCC9.nE.r1,LCC9.nE.r2,LCC9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1</text:p>
          </table:table-cell>
          <table:table-cell table:formula="of:=[.B15]&amp;&quot;,&quot;&amp;[.A16]" office:value-type="string" office:string-value="LCC1.ET.r1,LCC1.ET.r2,LCC1.ET.r3,LCC1.nE.r1,LCC1.nE.r2,LCC1.nE.r3,LCC1.wE.r1,LCC1.wE.r2,LCC1.wE.r3,LCC9.ET.r1,LCC9.ET.r2,LCC9.ET.r3,LCC9.nE.r1,LCC9.nE.r2,LCC9.nE.r3,LCC9.wE.r1" calcext:value-type="string">
            <text:p>LCC1.ET.r1,LCC1.ET.r2,LCC1.ET.r3,LCC1.nE.r1,LCC1.nE.r2,LCC1.nE.r3,LCC1.wE.r1,LCC1.wE.r2,LCC1.wE.r3,LCC9.ET.r1,LCC9.ET.r2,LCC9.ET.r3,LCC9.nE.r1,LCC9.nE.r2,LCC9.nE.r3,LCC9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2</text:p>
          </table:table-cell>
          <table:table-cell table:formula="of:=[.B16]&amp;&quot;,&quot;&amp;[.A17]" office:value-type="string" office:string-value="LCC1.ET.r1,LCC1.ET.r2,LCC1.ET.r3,LCC1.nE.r1,LCC1.nE.r2,LCC1.nE.r3,LCC1.wE.r1,LCC1.wE.r2,LCC1.wE.r3,LCC9.ET.r1,LCC9.ET.r2,LCC9.ET.r3,LCC9.nE.r1,LCC9.nE.r2,LCC9.nE.r3,LCC9.wE.r1,LCC9.wE.r2" calcext:value-type="string">
            <text:p>LCC1.ET.r1,LCC1.ET.r2,LCC1.ET.r3,LCC1.nE.r1,LCC1.nE.r2,LCC1.nE.r3,LCC1.wE.r1,LCC1.wE.r2,LCC1.wE.r3,LCC9.ET.r1,LCC9.ET.r2,LCC9.ET.r3,LCC9.nE.r1,LCC9.nE.r2,LCC9.nE.r3,LCC9.wE.r1,LCC9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CC9.wE.r3</text:p>
          </table:table-cell>
          <table:table-cell table:formula="of:=[.B17]&amp;&quot;,&quot;&amp;[.A18]" office:value-type="string" office:string-value="LCC1.ET.r1,LCC1.ET.r2,LCC1.ET.r3,LCC1.nE.r1,LCC1.nE.r2,LCC1.nE.r3,LCC1.wE.r1,LCC1.wE.r2,LCC1.wE.r3,LCC9.ET.r1,LCC9.ET.r2,LCC9.ET.r3,LCC9.nE.r1,LCC9.nE.r2,LCC9.nE.r3,LCC9.wE.r1,LCC9.wE.r2,LCC9.wE.r3" calcext:value-type="string">
            <text:p>LCC1.ET.r1,LCC1.ET.r2,LCC1.ET.r3,LCC1.nE.r1,LCC1.nE.r2,LCC1.nE.r3,LCC1.wE.r1,LCC1.wE.r2,LCC1.wE.r3,LCC9.ET.r1,LCC9.ET.r2,LCC9.ET.r3,LCC9.nE.r1,LCC9.nE.r2,LCC9.nE.r3,LCC9.wE.r1,LCC9.wE.r2,LCC9.w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1</text:p>
          </table:table-cell>
          <table:table-cell table:formula="of:=[.B18]&amp;&quot;,&quot;&amp;[.A19]" office:value-type="string" office:string-value="LCC1.ET.r1,LCC1.ET.r2,LCC1.ET.r3,LCC1.nE.r1,LCC1.nE.r2,LCC1.nE.r3,LCC1.wE.r1,LCC1.wE.r2,LCC1.wE.r3,LCC9.ET.r1,LCC9.ET.r2,LCC9.ET.r3,LCC9.nE.r1,LCC9.nE.r2,LCC9.nE.r3,LCC9.wE.r1,LCC9.wE.r2,LCC9.wE.r3,MCF7.ET.r1" calcext:value-type="string">
            <text:p>LCC1.ET.r1,LCC1.ET.r2,LCC1.ET.r3,LCC1.nE.r1,LCC1.nE.r2,LCC1.nE.r3,LCC1.wE.r1,LCC1.wE.r2,LCC1.wE.r3,LCC9.ET.r1,LCC9.ET.r2,LCC9.ET.r3,LCC9.nE.r1,LCC9.nE.r2,LCC9.nE.r3,LCC9.wE.r1,LCC9.wE.r2,LCC9.wE.r3,MCF7.ET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2</text:p>
          </table:table-cell>
          <table:table-cell table:formula="of:=[.B19]&amp;&quot;,&quot;&amp;[.A20]" office:value-type="string" office:string-value="LCC1.ET.r1,LCC1.ET.r2,LCC1.ET.r3,LCC1.nE.r1,LCC1.nE.r2,LCC1.nE.r3,LCC1.wE.r1,LCC1.wE.r2,LCC1.wE.r3,LCC9.ET.r1,LCC9.ET.r2,LCC9.ET.r3,LCC9.nE.r1,LCC9.nE.r2,LCC9.nE.r3,LCC9.wE.r1,LCC9.wE.r2,LCC9.wE.r3,MCF7.ET.r1,MCF7.ET.r2" calcext:value-type="string">
            <text:p>LCC1.ET.r1,LCC1.ET.r2,LCC1.ET.r3,LCC1.nE.r1,LCC1.nE.r2,LCC1.nE.r3,LCC1.wE.r1,LCC1.wE.r2,LCC1.wE.r3,LCC9.ET.r1,LCC9.ET.r2,LCC9.ET.r3,LCC9.nE.r1,LCC9.nE.r2,LCC9.nE.r3,LCC9.wE.r1,LCC9.wE.r2,LCC9.wE.r3,MCF7.ET.r1,MCF7.ET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ET.r3</text:p>
          </table:table-cell>
          <table:table-cell table:formula="of:=[.B20]&amp;&quot;,&quot;&amp;[.A21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1</text:p>
          </table:table-cell>
          <table:table-cell table:formula="of:=[.B21]&amp;&quot;,&quot;&amp;[.A22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2</text:p>
          </table:table-cell>
          <table:table-cell table:formula="of:=[.B22]&amp;&quot;,&quot;&amp;[.A23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nE.r3</text:p>
          </table:table-cell>
          <table:table-cell table:formula="of:=[.B23]&amp;&quot;,&quot;&amp;[.A24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1</text:p>
          </table:table-cell>
          <table:table-cell table:formula="of:=[.B24]&amp;&quot;,&quot;&amp;[.A25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2</text:p>
          </table:table-cell>
          <table:table-cell table:formula="of:=[.B25]&amp;&quot;,&quot;&amp;[.A26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MCF7.wE.r3</text:p>
          </table:table-cell>
          <table:table-cell table:formula="of:=[.B26]&amp;&quot;,&quot;&amp;[.A27]" office:value-type="string" office:string-value="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,MCF7.wE.r3" calcext:value-type="string">
            <text:p>LCC1.ET.r1,LCC1.ET.r2,LCC1.ET.r3,LCC1.nE.r1,LCC1.nE.r2,LCC1.nE.r3,LCC1.wE.r1,LCC1.wE.r2,LCC1.wE.r3,LCC9.ET.r1,LCC9.ET.r2,LCC9.ET.r3,LCC9.nE.r1,LCC9.nE.r2,LCC9.nE.r3,LCC9.wE.r1,LCC9.wE.r2,LCC9.wE.r3,MCF7.ET.r1,MCF7.ET.r2,MCF7.ET.r3,MCF7.nE.r1,MCF7.nE.r2,MCF7.nE.r3,MCF7.wE.r1,MCF7.wE.r2,MCF7.wE.r3</text:p>
          </table:table-cell>
          <table:table-cell table:number-columns-repeated="8"/>
        </table:table-row>
        <table:table-row table:style-name="ro2" table:number-rows-repeated="3"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LCC1.ET</text:p>
          </table:table-cell>
          <table:table-cell table:formula="of:=[.B31]" office:value-type="string" office:string-value="LCC1.ET" calcext:value-type="string">
            <text:p>LCC1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table:formula="of:=[.C31]&amp;&quot;,&quot;&amp;[.B32]" office:value-type="string" office:string-value="LCC1.ET,LCC1.nE" calcext:value-type="string">
            <text:p>LCC1.ET,LCC1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table:formula="of:=[.C32]&amp;&quot;,&quot;&amp;[.B33]" office:value-type="string" office:string-value="LCC1.ET,LCC1.nE,LCC1.wE" calcext:value-type="string">
            <text:p>LCC1.ET,LCC1.nE,LCC1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ET</text:p>
          </table:table-cell>
          <table:table-cell table:formula="of:=[.C33]&amp;&quot;,&quot;&amp;[.B34]" office:value-type="string" office:string-value="LCC1.ET,LCC1.nE,LCC1.wE,LCC9.ET" calcext:value-type="string">
            <text:p>LCC1.ET,LCC1.nE,LCC1.wE,LCC9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nE</text:p>
          </table:table-cell>
          <table:table-cell table:formula="of:=[.C34]&amp;&quot;,&quot;&amp;[.B35]" office:value-type="string" office:string-value="LCC1.ET,LCC1.nE,LCC1.wE,LCC9.ET,LCC9.nE" calcext:value-type="string">
            <text:p>LCC1.ET,LCC1.nE,LCC1.wE,LCC9.ET,LCC9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9.wE</text:p>
          </table:table-cell>
          <table:table-cell table:formula="of:=[.C35]&amp;&quot;,&quot;&amp;[.B36]" office:value-type="string" office:string-value="LCC1.ET,LCC1.nE,LCC1.wE,LCC9.ET,LCC9.nE,LCC9.wE" calcext:value-type="string">
            <text:p>LCC1.ET,LCC1.nE,LCC1.wE,LCC9.ET,LCC9.nE,LCC9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ET</text:p>
          </table:table-cell>
          <table:table-cell table:formula="of:=[.C36]&amp;&quot;,&quot;&amp;[.B37]" office:value-type="string" office:string-value="LCC1.ET,LCC1.nE,LCC1.wE,LCC9.ET,LCC9.nE,LCC9.wE,MCF7.ET" calcext:value-type="string">
            <text:p>LCC1.ET,LCC1.nE,LCC1.wE,LCC9.ET,LCC9.nE,LCC9.wE,MCF7.E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nE</text:p>
          </table:table-cell>
          <table:table-cell table:formula="of:=[.C37]&amp;&quot;,&quot;&amp;[.B38]" office:value-type="string" office:string-value="LCC1.ET,LCC1.nE,LCC1.wE,LCC9.ET,LCC9.nE,LCC9.wE,MCF7.ET,MCF7.nE" calcext:value-type="string">
            <text:p>LCC1.ET,LCC1.nE,LCC1.wE,LCC9.ET,LCC9.nE,LCC9.wE,MCF7.ET,MCF7.n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MCF7.wE</text:p>
          </table:table-cell>
          <table:table-cell table:formula="of:=[.C38]&amp;&quot;,&quot;&amp;[.B39]" office:value-type="string" office:string-value="LCC1.ET,LCC1.nE,LCC1.wE,LCC9.ET,LCC9.nE,LCC9.wE,MCF7.ET,MCF7.nE,MCF7.wE" calcext:value-type="string">
            <text:p>LCC1.ET,LCC1.nE,LCC1.wE,LCC9.ET,LCC9.nE,LCC9.wE,MCF7.ET,MCF7.nE,MCF7.w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E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ET</text:p>
          </table:table-cell>
          <table:table-cell/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nE</text:p>
          </table:table-cell>
          <table:table-cell/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</table:table-row>
        <table:table-row table:style-name="ro1">
          <table:table-cell office:value-type="string" calcext:value-type="string">
            <text:p>LCC9.nE</text:p>
          </table:table-cell>
          <table:table-cell table:number-columns-repeated="4"/>
          <table:table-cell office:value-type="string" calcext:value-type="string">
            <text:p>LCC1.wE</text:p>
          </table:table-cell>
          <table:table-cell/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E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n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CC9.wE</text:p>
          </table:table-cell>
          <table:table-cell table:number-columns-repeated="4"/>
          <table:table-cell office:value-type="string" calcext:value-type="string">
            <text:p>LCC9.w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ET</text:p>
          </table:table-cell>
          <table:table-cell/>
          <table:table-cell office:value-type="string" calcext:value-type="string">
            <text:p>LCC1.ET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ET</text:p>
          </table:table-cell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nE</text:p>
          </table:table-cell>
          <table:table-cell/>
          <table:table-cell office:value-type="string" calcext:value-type="string">
            <text:p>LCC1.n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nE</text:p>
          </table:table-cell>
        </table:table-row>
        <table:table-row table:style-name="ro1">
          <table:table-cell office:value-type="string" calcext:value-type="string">
            <text:p>MCF7.ET</text:p>
          </table:table-cell>
          <table:table-cell table:number-columns-repeated="4"/>
          <table:table-cell office:value-type="string" calcext:value-type="string">
            <text:p>MCF7.wE</text:p>
          </table:table-cell>
          <table:table-cell/>
          <table:table-cell office:value-type="string" calcext:value-type="string">
            <text:p>LCC1.w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wE</text:p>
          </table:table-cell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n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CF7.wE</text:p>
          </table:table-cell>
          <table:table-cell table:number-columns-repeated="9"/>
        </table:table-row>
        <table:table-row table:style-name="ro2">
          <table:table-cell table:number-columns-repeated="10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9.ET</text:p>
          </table:table-cell>
          <table:table-cell table:formula="of:=[.A60]&amp;&quot; &quot;&amp;[.B60]&amp;&quot; &quot;&amp;[.C60]" office:value-type="string" office:string-value="LCC1.ET LCC1.nE LCC9.ET" calcext:value-type="string">
            <text:p>LCC1.ET LCC1.nE LCC9.ET</text:p>
          </table:table-cell>
          <table:table-cell table:formula="of:=[.D60]" office:value-type="string" office:string-value="LCC1.ET LCC1.nE LCC9.ET" calcext:value-type="string">
            <text:p>LCC1.ET LCC1.n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MCF7.ET</text:p>
          </table:table-cell>
          <table:table-cell table:formula="of:=[.A61]&amp;&quot; &quot;&amp;[.B61]&amp;&quot; &quot;&amp;[.C61]" office:value-type="string" office:string-value="LCC1.ET LCC1.nE MCF7.ET" calcext:value-type="string">
            <text:p>LCC1.ET LCC1.nE MCF7.ET</text:p>
          </table:table-cell>
          <table:table-cell table:formula="of:=[.E60]&amp;&quot;,&quot;&amp;[.D61]" office:value-type="string" office:string-value="LCC1.ET LCC1.nE LCC9.ET,LCC1.ET LCC1.nE MCF7.ET" calcext:value-type="string">
            <text:p>LCC1.ET LCC1.nE LCC9.ET,LCC1.ET LCC1.n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LCC9.ET</text:p>
          </table:table-cell>
          <table:table-cell table:formula="of:=[.A62]&amp;&quot; &quot;&amp;[.B62]&amp;&quot; &quot;&amp;[.C62]" office:value-type="string" office:string-value="LCC1.ET LCC1.wE LCC9.ET" calcext:value-type="string">
            <text:p>LCC1.ET LCC1.wE LCC9.ET</text:p>
          </table:table-cell>
          <table:table-cell table:formula="of:=[.E61]&amp;&quot;,&quot;&amp;[.D62]" office:value-type="string" office:string-value="LCC1.ET LCC1.nE LCC9.ET,LCC1.ET LCC1.nE MCF7.ET,LCC1.ET LCC1.wE LCC9.ET" calcext:value-type="string">
            <text:p>LCC1.ET LCC1.nE LCC9.ET,LCC1.ET LCC1.nE MCF7.ET,LCC1.ET LCC1.w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ET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MCF7.ET</text:p>
          </table:table-cell>
          <table:table-cell table:formula="of:=[.A63]&amp;&quot; &quot;&amp;[.B63]&amp;&quot; &quot;&amp;[.C63]" office:value-type="string" office:string-value="LCC1.ET LCC1.wE MCF7.ET" calcext:value-type="string">
            <text:p>LCC1.ET LCC1.wE MCF7.ET</text:p>
          </table:table-cell>
          <table:table-cell table:formula="of:=[.E62]&amp;&quot;,&quot;&amp;[.D63]" office:value-type="string" office:string-value="LCC1.ET LCC1.nE LCC9.ET,LCC1.ET LCC1.nE MCF7.ET,LCC1.ET LCC1.wE LCC9.ET,LCC1.ET LCC1.wE MCF7.ET" calcext:value-type="string">
            <text:p>LCC1.ET LCC1.nE LCC9.ET,LCC1.ET LCC1.nE MCF7.ET,LCC1.ET LCC1.wE LCC9.ET,LCC1.ET LCC1.w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LCC9.nE</text:p>
          </table:table-cell>
          <table:table-cell table:formula="of:=[.A64]&amp;&quot; &quot;&amp;[.B64]&amp;&quot; &quot;&amp;[.C64]" office:value-type="string" office:string-value="LCC1.nE LCC1.ET LCC9.nE" calcext:value-type="string">
            <text:p>LCC1.nE LCC1.ET LCC9.nE</text:p>
          </table:table-cell>
          <table:table-cell table:formula="of:=[.E63]&amp;&quot;,&quot;&amp;[.D64]" office:value-type="string" office:string-value="LCC1.ET LCC1.nE LCC9.ET,LCC1.ET LCC1.nE MCF7.ET,LCC1.ET LCC1.wE LCC9.ET,LCC1.ET LCC1.wE MCF7.ET,LCC1.nE LCC1.ET LCC9.nE" calcext:value-type="string">
            <text:p>LCC1.ET LCC1.nE LCC9.ET,LCC1.ET LCC1.nE MCF7.ET,LCC1.ET LCC1.wE LCC9.ET,LCC1.ET LCC1.wE MCF7.ET,LCC1.nE LCC1.ET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MCF7.nE</text:p>
          </table:table-cell>
          <table:table-cell table:formula="of:=[.A65]&amp;&quot; &quot;&amp;[.B65]&amp;&quot; &quot;&amp;[.C65]" office:value-type="string" office:string-value="LCC1.nE LCC1.ET MCF7.nE" calcext:value-type="string">
            <text:p>LCC1.nE LCC1.ET MCF7.nE</text:p>
          </table:table-cell>
          <table:table-cell table:formula="of:=[.E64]&amp;&quot;,&quot;&amp;[.D65]" office:value-type="string" office:string-value="LCC1.ET LCC1.nE LCC9.ET,LCC1.ET LCC1.nE MCF7.ET,LCC1.ET LCC1.wE LCC9.ET,LCC1.ET LCC1.wE MCF7.ET,LCC1.nE LCC1.ET LCC9.nE,LCC1.nE LCC1.ET MCF7.nE" calcext:value-type="string">
            <text:p>LCC1.ET LCC1.nE LCC9.ET,LCC1.ET LCC1.nE MCF7.ET,LCC1.ET LCC1.wE LCC9.ET,LCC1.ET LCC1.wE MCF7.ET,LCC1.nE LCC1.ET LCC9.nE,LCC1.nE LCC1.ET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LCC9.nE</text:p>
          </table:table-cell>
          <table:table-cell table:formula="of:=[.A66]&amp;&quot; &quot;&amp;[.B66]&amp;&quot; &quot;&amp;[.C66]" office:value-type="string" office:string-value="LCC1.nE LCC1.wE LCC9.nE" calcext:value-type="string">
            <text:p>LCC1.nE LCC1.wE LCC9.nE</text:p>
          </table:table-cell>
          <table:table-cell table:formula="of:=[.E65]&amp;&quot;,&quot;&amp;[.D66]" office:value-type="string" office:string-value="LCC1.ET LCC1.nE LCC9.ET,LCC1.ET LCC1.nE MCF7.ET,LCC1.ET LCC1.wE LCC9.ET,LCC1.ET LCC1.wE MCF7.ET,LCC1.nE LCC1.ET LCC9.nE,LCC1.nE LCC1.ET MCF7.nE,LCC1.nE LCC1.wE LCC9.nE" calcext:value-type="string">
            <text:p>LCC1.ET LCC1.nE LCC9.ET,LCC1.ET LCC1.nE MCF7.ET,LCC1.ET LCC1.wE LCC9.ET,LCC1.ET LCC1.wE MCF7.ET,LCC1.nE LCC1.ET LCC9.nE,LCC1.nE LCC1.ET MCF7.nE,LCC1.nE LCC1.wE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nE</text:p>
          </table:table-cell>
          <table:table-cell office:value-type="string" calcext:value-type="string">
            <text:p>LCC1.wE</text:p>
          </table:table-cell>
          <table:table-cell office:value-type="string" calcext:value-type="string">
            <text:p>MCF7.nE</text:p>
          </table:table-cell>
          <table:table-cell table:formula="of:=[.A67]&amp;&quot; &quot;&amp;[.B67]&amp;&quot; &quot;&amp;[.C67]" office:value-type="string" office:string-value="LCC1.nE LCC1.wE MCF7.nE" calcext:value-type="string">
            <text:p>LCC1.nE LCC1.wE MCF7.nE</text:p>
          </table:table-cell>
          <table:table-cell table:formula="of:=[.E66]&amp;&quot;,&quot;&amp;[.D67]" office:value-type="string" office:string-value="LCC1.ET LCC1.nE LCC9.ET,LCC1.ET LCC1.nE MCF7.ET,LCC1.ET LCC1.wE LCC9.ET,LCC1.ET LCC1.wE MCF7.ET,LCC1.nE LCC1.ET LCC9.nE,LCC1.nE LCC1.ET MCF7.nE,LCC1.nE LCC1.wE LCC9.nE,LCC1.nE LCC1.wE MCF7.nE" calcext:value-type="string">
            <text:p>LCC1.ET LCC1.nE LCC9.ET,LCC1.ET LCC1.nE MCF7.ET,LCC1.ET LCC1.wE LCC9.ET,LCC1.ET LCC1.wE MCF7.ET,LCC1.nE LCC1.ET LCC9.nE,LCC1.nE LCC1.ET MCF7.nE,LCC1.nE LCC1.wE LCC9.nE,LCC1.nE LCC1.wE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LCC9.wE</text:p>
          </table:table-cell>
          <table:table-cell table:formula="of:=[.A68]&amp;&quot; &quot;&amp;[.B68]&amp;&quot; &quot;&amp;[.C68]" office:value-type="string" office:string-value="LCC1.wE LCC1.ET LCC9.wE" calcext:value-type="string">
            <text:p>LCC1.wE LCC1.ET LCC9.wE</text:p>
          </table:table-cell>
          <table:table-cell table:formula="of:=[.E67]&amp;&quot;,&quot;&amp;[.D68]" office:value-type="string" office:string-value="LCC1.ET LCC1.nE LCC9.ET,LCC1.ET LCC1.nE MCF7.ET,LCC1.ET LCC1.wE LCC9.ET,LCC1.ET LCC1.wE MCF7.ET,LCC1.nE LCC1.ET LCC9.nE,LCC1.nE LCC1.ET MCF7.nE,LCC1.nE LCC1.wE LCC9.nE,LCC1.nE LCC1.wE MCF7.nE,LCC1.wE LCC1.ET LCC9.wE" calcext:value-type="string">
            <text:p>LCC1.ET LCC1.nE LCC9.ET,LCC1.ET LCC1.nE MCF7.ET,LCC1.ET LCC1.wE LCC9.ET,LCC1.ET LCC1.wE MCF7.ET,LCC1.nE LCC1.ET LCC9.nE,LCC1.nE LCC1.ET MCF7.nE,LCC1.nE LCC1.wE LCC9.nE,LCC1.nE LCC1.wE MCF7.nE,LCC1.wE LCC1.ET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ET</text:p>
          </table:table-cell>
          <table:table-cell office:value-type="string" calcext:value-type="string">
            <text:p>MCF7.wE</text:p>
          </table:table-cell>
          <table:table-cell table:formula="of:=[.A69]&amp;&quot; &quot;&amp;[.B69]&amp;&quot; &quot;&amp;[.C69]" office:value-type="string" office:string-value="LCC1.wE LCC1.ET MCF7.wE" calcext:value-type="string">
            <text:p>LCC1.wE LCC1.ET MCF7.wE</text:p>
          </table:table-cell>
          <table:table-cell table:formula="of:=[.E68]&amp;&quot;,&quot;&amp;[.D6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LCC9.wE</text:p>
          </table:table-cell>
          <table:table-cell table:formula="of:=[.A70]&amp;&quot; &quot;&amp;[.B70]&amp;&quot; &quot;&amp;[.C70]" office:value-type="string" office:string-value="LCC1.wE LCC1.nE LCC9.wE" calcext:value-type="string">
            <text:p>LCC1.wE LCC1.nE LCC9.wE</text:p>
          </table:table-cell>
          <table:table-cell table:formula="of:=[.E69]&amp;&quot;,&quot;&amp;[.D7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1.wE</text:p>
          </table:table-cell>
          <table:table-cell office:value-type="string" calcext:value-type="string">
            <text:p>LCC1.nE</text:p>
          </table:table-cell>
          <table:table-cell office:value-type="string" calcext:value-type="string">
            <text:p>MCF7.wE</text:p>
          </table:table-cell>
          <table:table-cell table:formula="of:=[.A71]&amp;&quot; &quot;&amp;[.B71]&amp;&quot; &quot;&amp;[.C71]" office:value-type="string" office:string-value="LCC1.wE LCC1.nE MCF7.wE" calcext:value-type="string">
            <text:p>LCC1.wE LCC1.nE MCF7.wE</text:p>
          </table:table-cell>
          <table:table-cell table:formula="of:=[.E70]&amp;&quot;,&quot;&amp;[.D7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1.ET</text:p>
          </table:table-cell>
          <table:table-cell table:formula="of:=[.A72]&amp;&quot; &quot;&amp;[.B72]&amp;&quot; &quot;&amp;[.C72]" office:value-type="string" office:string-value="LCC9.ET LCC9.nE LCC1.ET" calcext:value-type="string">
            <text:p>LCC9.ET LCC9.nE LCC1.ET</text:p>
          </table:table-cell>
          <table:table-cell table:formula="of:=[.E71]&amp;&quot;,&quot;&amp;[.D7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ET</text:p>
          </table:table-cell>
          <table:table-cell table:formula="of:=[.A73]&amp;&quot; &quot;&amp;[.B73]&amp;&quot; &quot;&amp;[.C73]" office:value-type="string" office:string-value="LCC9.ET LCC9.nE MCF7.ET" calcext:value-type="string">
            <text:p>LCC9.ET LCC9.nE MCF7.ET</text:p>
          </table:table-cell>
          <table:table-cell table:formula="of:=[.E72]&amp;&quot;,&quot;&amp;[.D7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LCC1.ET</text:p>
          </table:table-cell>
          <table:table-cell table:formula="of:=[.A74]&amp;&quot; &quot;&amp;[.B74]&amp;&quot; &quot;&amp;[.C74]" office:value-type="string" office:string-value="LCC9.ET LCC9.wE LCC1.ET" calcext:value-type="string">
            <text:p>LCC9.ET LCC9.wE LCC1.ET</text:p>
          </table:table-cell>
          <table:table-cell table:formula="of:=[.E73]&amp;&quot;,&quot;&amp;[.D7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ET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ET</text:p>
          </table:table-cell>
          <table:table-cell table:formula="of:=[.A75]&amp;&quot; &quot;&amp;[.B75]&amp;&quot; &quot;&amp;[.C75]" office:value-type="string" office:string-value="LCC9.ET LCC9.wE MCF7.ET" calcext:value-type="string">
            <text:p>LCC9.ET LCC9.wE MCF7.ET</text:p>
          </table:table-cell>
          <table:table-cell table:formula="of:=[.E74]&amp;&quot;,&quot;&amp;[.D7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LCC1.nE</text:p>
          </table:table-cell>
          <table:table-cell table:formula="of:=[.A76]&amp;&quot; &quot;&amp;[.B76]&amp;&quot; &quot;&amp;[.C76]" office:value-type="string" office:string-value="LCC9.nE LCC9.ET LCC1.nE" calcext:value-type="string">
            <text:p>LCC9.nE LCC9.ET LCC1.nE</text:p>
          </table:table-cell>
          <table:table-cell table:formula="of:=[.E75]&amp;&quot;,&quot;&amp;[.D76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nE</text:p>
          </table:table-cell>
          <table:table-cell table:formula="of:=[.A77]&amp;&quot; &quot;&amp;[.B77]&amp;&quot; &quot;&amp;[.C77]" office:value-type="string" office:string-value="LCC9.nE LCC9.ET MCF7.nE" calcext:value-type="string">
            <text:p>LCC9.nE LCC9.ET MCF7.nE</text:p>
          </table:table-cell>
          <table:table-cell table:formula="of:=[.E76]&amp;&quot;,&quot;&amp;[.D77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LCC1.nE</text:p>
          </table:table-cell>
          <table:table-cell table:formula="of:=[.A78]&amp;&quot; &quot;&amp;[.B78]&amp;&quot; &quot;&amp;[.C78]" office:value-type="string" office:string-value="LCC9.nE LCC9.wE LCC1.nE" calcext:value-type="string">
            <text:p>LCC9.nE LCC9.wE LCC1.nE</text:p>
          </table:table-cell>
          <table:table-cell table:formula="of:=[.E77]&amp;&quot;,&quot;&amp;[.D78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nE</text:p>
          </table:table-cell>
          <table:table-cell office:value-type="string" calcext:value-type="string">
            <text:p>LCC9.wE</text:p>
          </table:table-cell>
          <table:table-cell office:value-type="string" calcext:value-type="string">
            <text:p>MCF7.nE</text:p>
          </table:table-cell>
          <table:table-cell table:formula="of:=[.A79]&amp;&quot; &quot;&amp;[.B79]&amp;&quot; &quot;&amp;[.C79]" office:value-type="string" office:string-value="LCC9.nE LCC9.wE MCF7.nE" calcext:value-type="string">
            <text:p>LCC9.nE LCC9.wE MCF7.nE</text:p>
          </table:table-cell>
          <table:table-cell table:formula="of:=[.E78]&amp;&quot;,&quot;&amp;[.D7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LCC1.wE</text:p>
          </table:table-cell>
          <table:table-cell table:formula="of:=[.A80]&amp;&quot; &quot;&amp;[.B80]&amp;&quot; &quot;&amp;[.C80]" office:value-type="string" office:string-value="LCC9.wE LCC9.ET LCC1.wE" calcext:value-type="string">
            <text:p>LCC9.wE LCC9.ET LCC1.wE</text:p>
          </table:table-cell>
          <table:table-cell table:formula="of:=[.E79]&amp;&quot;,&quot;&amp;[.D8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ET</text:p>
          </table:table-cell>
          <table:table-cell office:value-type="string" calcext:value-type="string">
            <text:p>MCF7.wE</text:p>
          </table:table-cell>
          <table:table-cell table:formula="of:=[.A81]&amp;&quot; &quot;&amp;[.B81]&amp;&quot; &quot;&amp;[.C81]" office:value-type="string" office:string-value="LCC9.wE LCC9.ET MCF7.wE" calcext:value-type="string">
            <text:p>LCC9.wE LCC9.ET MCF7.wE</text:p>
          </table:table-cell>
          <table:table-cell table:formula="of:=[.E80]&amp;&quot;,&quot;&amp;[.D8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LCC1.wE</text:p>
          </table:table-cell>
          <table:table-cell table:formula="of:=[.A82]&amp;&quot; &quot;&amp;[.B82]&amp;&quot; &quot;&amp;[.C82]" office:value-type="string" office:string-value="LCC9.wE LCC9.nE LCC1.wE" calcext:value-type="string">
            <text:p>LCC9.wE LCC9.nE LCC1.wE</text:p>
          </table:table-cell>
          <table:table-cell table:formula="of:=[.E81]&amp;&quot;,&quot;&amp;[.D8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CC9.wE</text:p>
          </table:table-cell>
          <table:table-cell office:value-type="string" calcext:value-type="string">
            <text:p>LCC9.nE</text:p>
          </table:table-cell>
          <table:table-cell office:value-type="string" calcext:value-type="string">
            <text:p>MCF7.wE</text:p>
          </table:table-cell>
          <table:table-cell table:formula="of:=[.A83]&amp;&quot; &quot;&amp;[.B83]&amp;&quot; &quot;&amp;[.C83]" office:value-type="string" office:string-value="LCC9.wE LCC9.nE MCF7.wE" calcext:value-type="string">
            <text:p>LCC9.wE LCC9.nE MCF7.wE</text:p>
          </table:table-cell>
          <table:table-cell table:formula="of:=[.E82]&amp;&quot;,&quot;&amp;[.D8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1.ET</text:p>
          </table:table-cell>
          <table:table-cell table:formula="of:=[.A84]&amp;&quot; &quot;&amp;[.B84]&amp;&quot; &quot;&amp;[.C84]" office:value-type="string" office:string-value="MCF7.ET MCF7.nE LCC1.ET" calcext:value-type="string">
            <text:p>MCF7.ET MCF7.nE LCC1.ET</text:p>
          </table:table-cell>
          <table:table-cell table:formula="of:=[.E83]&amp;&quot;,&quot;&amp;[.D8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9.ET</text:p>
          </table:table-cell>
          <table:table-cell table:formula="of:=[.A85]&amp;&quot; &quot;&amp;[.B85]&amp;&quot; &quot;&amp;[.C85]" office:value-type="string" office:string-value="MCF7.ET MCF7.nE LCC9.ET" calcext:value-type="string">
            <text:p>MCF7.ET MCF7.nE LCC9.ET</text:p>
          </table:table-cell>
          <table:table-cell table:formula="of:=[.E84]&amp;&quot;,&quot;&amp;[.D8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1.ET</text:p>
          </table:table-cell>
          <table:table-cell table:formula="of:=[.A86]&amp;&quot; &quot;&amp;[.B86]&amp;&quot; &quot;&amp;[.C86]" office:value-type="string" office:string-value="MCF7.ET MCF7.wE LCC1.ET" calcext:value-type="string">
            <text:p>MCF7.ET MCF7.wE LCC1.ET</text:p>
          </table:table-cell>
          <table:table-cell table:formula="of:=[.E85]&amp;&quot;,&quot;&amp;[.D86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ET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9.ET</text:p>
          </table:table-cell>
          <table:table-cell table:formula="of:=[.A87]&amp;&quot; &quot;&amp;[.B87]&amp;&quot; &quot;&amp;[.C87]" office:value-type="string" office:string-value="MCF7.ET MCF7.wE LCC9.ET" calcext:value-type="string">
            <text:p>MCF7.ET MCF7.wE LCC9.ET</text:p>
          </table:table-cell>
          <table:table-cell table:formula="of:=[.E86]&amp;&quot;,&quot;&amp;[.D87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1.nE</text:p>
          </table:table-cell>
          <table:table-cell table:formula="of:=[.A88]&amp;&quot; &quot;&amp;[.B88]&amp;&quot; &quot;&amp;[.C88]" office:value-type="string" office:string-value="MCF7.nE MCF7.ET LCC1.nE" calcext:value-type="string">
            <text:p>MCF7.nE MCF7.ET LCC1.nE</text:p>
          </table:table-cell>
          <table:table-cell table:formula="of:=[.E87]&amp;&quot;,&quot;&amp;[.D88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9.nE</text:p>
          </table:table-cell>
          <table:table-cell table:formula="of:=[.A89]&amp;&quot; &quot;&amp;[.B89]&amp;&quot; &quot;&amp;[.C89]" office:value-type="string" office:string-value="MCF7.nE MCF7.ET LCC9.nE" calcext:value-type="string">
            <text:p>MCF7.nE MCF7.ET LCC9.nE</text:p>
          </table:table-cell>
          <table:table-cell table:formula="of:=[.E88]&amp;&quot;,&quot;&amp;[.D89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1.nE</text:p>
          </table:table-cell>
          <table:table-cell table:formula="of:=[.A90]&amp;&quot; &quot;&amp;[.B90]&amp;&quot; &quot;&amp;[.C90]" office:value-type="string" office:string-value="MCF7.nE MCF7.wE LCC1.nE" calcext:value-type="string">
            <text:p>MCF7.nE MCF7.wE LCC1.nE</text:p>
          </table:table-cell>
          <table:table-cell table:formula="of:=[.E89]&amp;&quot;,&quot;&amp;[.D90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nE</text:p>
          </table:table-cell>
          <table:table-cell office:value-type="string" calcext:value-type="string">
            <text:p>MCF7.wE</text:p>
          </table:table-cell>
          <table:table-cell office:value-type="string" calcext:value-type="string">
            <text:p>LCC9.nE</text:p>
          </table:table-cell>
          <table:table-cell table:formula="of:=[.A91]&amp;&quot; &quot;&amp;[.B91]&amp;&quot; &quot;&amp;[.C91]" office:value-type="string" office:string-value="MCF7.nE MCF7.wE LCC9.nE" calcext:value-type="string">
            <text:p>MCF7.nE MCF7.wE LCC9.nE</text:p>
          </table:table-cell>
          <table:table-cell table:formula="of:=[.E90]&amp;&quot;,&quot;&amp;[.D91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1.wE</text:p>
          </table:table-cell>
          <table:table-cell table:formula="of:=[.A92]&amp;&quot; &quot;&amp;[.B92]&amp;&quot; &quot;&amp;[.C92]" office:value-type="string" office:string-value="MCF7.wE MCF7.ET LCC1.wE" calcext:value-type="string">
            <text:p>MCF7.wE MCF7.ET LCC1.wE</text:p>
          </table:table-cell>
          <table:table-cell table:formula="of:=[.E91]&amp;&quot;,&quot;&amp;[.D92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ET</text:p>
          </table:table-cell>
          <table:table-cell office:value-type="string" calcext:value-type="string">
            <text:p>LCC9.wE</text:p>
          </table:table-cell>
          <table:table-cell table:formula="of:=[.A93]&amp;&quot; &quot;&amp;[.B93]&amp;&quot; &quot;&amp;[.C93]" office:value-type="string" office:string-value="MCF7.wE MCF7.ET LCC9.wE" calcext:value-type="string">
            <text:p>MCF7.wE MCF7.ET LCC9.wE</text:p>
          </table:table-cell>
          <table:table-cell table:formula="of:=[.E92]&amp;&quot;,&quot;&amp;[.D93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1.wE</text:p>
          </table:table-cell>
          <table:table-cell table:formula="of:=[.A94]&amp;&quot; &quot;&amp;[.B94]&amp;&quot; &quot;&amp;[.C94]" office:value-type="string" office:string-value="MCF7.wE MCF7.nE LCC1.wE" calcext:value-type="string">
            <text:p>MCF7.wE MCF7.nE LCC1.wE</text:p>
          </table:table-cell>
          <table:table-cell table:formula="of:=[.E93]&amp;&quot;,&quot;&amp;[.D94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CF7.wE</text:p>
          </table:table-cell>
          <table:table-cell office:value-type="string" calcext:value-type="string">
            <text:p>MCF7.nE</text:p>
          </table:table-cell>
          <table:table-cell office:value-type="string" calcext:value-type="string">
            <text:p>LCC9.wE</text:p>
          </table:table-cell>
          <table:table-cell table:formula="of:=[.A95]&amp;&quot; &quot;&amp;[.B95]&amp;&quot; &quot;&amp;[.C95]" office:value-type="string" office:string-value="MCF7.wE MCF7.nE LCC9.wE" calcext:value-type="string">
            <text:p>MCF7.wE MCF7.nE LCC9.wE</text:p>
          </table:table-cell>
          <table:table-cell table:formula="of:=[.E94]&amp;&quot;,&quot;&amp;[.D95]" office:value-type="string" office:string-value="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,MCF7.wE MCF7.nE LCC9.wE" calcext:value-type="string">
            <text:p>LCC1.ET LCC1.nE LCC9.ET,LCC1.ET LCC1.nE MCF7.ET,LCC1.ET LCC1.wE LCC9.ET,LCC1.ET LCC1.wE MCF7.ET,LCC1.nE LCC1.ET LCC9.nE,LCC1.nE LCC1.ET MCF7.nE,LCC1.nE LCC1.wE LCC9.nE,LCC1.nE LCC1.wE MCF7.nE,LCC1.wE LCC1.ET LCC9.wE,LCC1.wE LCC1.ET MCF7.wE,LCC1.wE LCC1.nE LCC9.wE,LCC1.wE LCC1.nE MCF7.wE,LCC9.ET LCC9.nE LCC1.ET,LCC9.ET LCC9.nE MCF7.ET,LCC9.ET LCC9.wE LCC1.ET,LCC9.ET LCC9.wE MCF7.ET,LCC9.nE LCC9.ET LCC1.nE,LCC9.nE LCC9.ET MCF7.nE,LCC9.nE LCC9.wE LCC1.nE,LCC9.nE LCC9.wE MCF7.nE,LCC9.wE LCC9.ET LCC1.wE,LCC9.wE LCC9.ET MCF7.wE,LCC9.wE LCC9.nE LCC1.wE,LCC9.wE LCC9.nE MCF7.wE,MCF7.ET MCF7.nE LCC1.ET,MCF7.ET MCF7.nE LCC9.ET,MCF7.ET MCF7.wE LCC1.ET,MCF7.ET MCF7.wE LCC9.ET,MCF7.nE MCF7.ET LCC1.nE,MCF7.nE MCF7.ET LCC9.nE,MCF7.nE MCF7.wE LCC1.nE,MCF7.nE MCF7.wE LCC9.nE,MCF7.wE MCF7.ET LCC1.wE,MCF7.wE MCF7.ET LCC9.wE,MCF7.wE MCF7.nE LCC1.wE,MCF7.wE MCF7.nE LCC9.wE</text:p>
          </table:table-cell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60:Sheet1.C95" table:contains-header="fals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11" number:min-integer-digits="1"/>
    </number:number-style>
    <number:number-style style:name="N125">
      <number:number number:decimal-places="12" number:min-integer-digits="1"/>
    </number:number-style>
    <number:number-style style:name="N126">
      <number:number number:decimal-places="13" number:min-integer-digits="1"/>
    </number:number-style>
    <number:number-style style:name="N127">
      <number:number number:decimal-places="14" number:min-integer-digits="1"/>
    </number:number-style>
    <number:number-style style:name="N128">
      <number:number number:decimal-places="15" number:min-integer-digits="1"/>
    </number:number-style>
    <number:number-style style:name="N129">
      <number:number number:decimal-places="16" number:min-integer-digits="1"/>
    </number:number-style>
    <number:number-style style:name="N130">
      <number:number number:decimal-places="17" number:min-integer-digits="1"/>
    </number:number-style>
    <number:number-style style:name="N131">
      <number:number number:decimal-places="18" number:min-integer-digits="1"/>
    </number:number-style>
    <number:number-style style:name="N132">
      <number:number number:decimal-places="19" number:min-integer-digits="1"/>
    </number:number-style>
    <number:number-style style:name="N133">
      <number:number number:decimal-places="20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4T11:01:41.870683757</meta:creation-date>
    <dc:date>2014-02-04T11:56:10.431866272</dc:date>
    <meta:editing-duration>PT23M47S</meta:editing-duration>
    <meta:editing-cycles>1</meta:editing-cycles>
    <meta:document-statistic meta:table-count="1" meta:cell-count="306" meta:object-count="0"/>
    <meta:generator>LibreOffice/4.1.3.2$Linux_x86 LibreOffice_project/410m0$Build-2</meta:generator>
  </office:meta>
</office:document-meta>
</file>